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b28" officeooo:paragraph-rsid="0000eb28"/>
    </style:style>
    <style:style style:name="P2" style:family="paragraph" style:parent-style-name="Standard">
      <style:text-properties officeooo:rsid="0001d0a9" officeooo:paragraph-rsid="0001d0a9"/>
    </style:style>
    <style:style style:name="P3" style:family="paragraph" style:parent-style-name="Standard">
      <style:text-properties officeooo:rsid="00022ff6" officeooo:paragraph-rsid="00022ff6"/>
    </style:style>
    <style:style style:name="P4" style:family="paragraph" style:parent-style-name="Standard">
      <style:text-properties officeooo:rsid="0003f4e1" officeooo:paragraph-rsid="0003f4e1"/>
    </style:style>
    <style:style style:name="P5" style:family="paragraph" style:parent-style-name="Standard">
      <style:text-properties officeooo:rsid="00045498" officeooo:paragraph-rsid="0004549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d0a9" style:font-weight-asian="normal" style:font-weight-complex="normal"/>
    </style:style>
    <style:style style:name="T4" style:family="text">
      <style:text-properties fo:font-weight="normal" officeooo:rsid="00022ff6" style:font-weight-asian="normal" style:font-weight-complex="normal"/>
    </style:style>
    <style:style style:name="T5" style:family="text">
      <style:text-properties fo:font-weight="normal" officeooo:rsid="0003f4e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iroskop API Yazılım Gereksinimleri</text:p>
      <text:p text:style-name="P1"/>
      <text:p text:style-name="P1">YGN_01: Jiroskop API modülü, bir gyroscope.hpp (implementation) ve bir gyroscope.hpp (header) dosyalarından oluşacaktır. </text:p>
      <text:p text:style-name="P1">YGN_02: gyrsocope.cpp ve gyroscope.hpp dosyalarındaki tüm yorumlar, Doxygen formatına uygun olarak hazırlanacaktır. </text:p>
      <text:p text:style-name="P1">YGN_03: Modül, GyroOperations sınıfını <text:span text:style-name="T1">OBU namespace </text:span><text:span text:style-name="T2">içerisinde tanımlayacaktır. </text:span></text:p>
      <text:p text:style-name="P1"><text:span text:style-name="T2">YGN_04: Modül, 100ms’de bir çalışacaktır. Her çalıştırmada, anlık üç eksenli (x, y, z) </text:span><text:span text:style-name="T3">açısal hız verisi okunacaktır. Bu sabit değerler constant olarak tanımlanacaktır.</text:span></text:p>
      <text:p text:style-name="P2"><text:span text:style-name="T2">YGN_05: gyroscope.hpp dosyasında </text:span><text:span text:style-name="T4">jiroskop sensörünün I2C adresi, çıktı register adresi ve hangi I2C bus’ını kullandığı macro olarak tanımlanacaktır. </text:span></text:p>
      <text:p text:style-name="P3"><text:span text:style-name="T2">YGN_06: OBU namespace içerisinde, implementasyon dosyasındaki metotların dönüş </text:span><text:span text:style-name="T5">tipi olarak kullanılmak üzere ReturnValues isimli bir enum tanımlanacaktır. </text:span></text:p>
      <text:p text:style-name="P4"><text:span text:style-name="T2">YGN_07: </text:span><text:span text:style-name="T1">GyroOperations </text:span><text:span text:style-name="T2">sınıfı, public bir constructor ve destructor metoduna sahip olacaktır. Sınıf oluşturulduğunda dosya tanımlayıcısı olan mFileDescriptor private değişkenine I2C iletişiminin başlatılmadığını gösteren -1 değeri atanacaktır. </text:span></text:p>
      <text:p text:style-name="P4"><text:span text:style-name="T2">YGN_08: Modül, gyroscope.hpp dosyasındaki GyroOperations sınıfının bir metotu olan initI2C metotunu kullanarak I2C haberleşmesini başlatacaktır. </text:span></text:p>
      <text:p text:style-name="P4"><text:span text:style-name="T2">YGN_09: Modül, gyroscope.hpp dosyasındaki GyroOperations sınıfının bir metotu olan readGyro metotunu kullanarak, üç eksenli (x, y, z) ivme verilerini ‘g kuvveti’ biriminde alacaktır. I2C adresi belirlenemediğinde, okunan veri sensöre alınamadığında ya da sensörden veri okunamadığında hata mesajı döndürecekti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09:24:48.552047755</meta:creation-date>
    <meta:generator>LibreOffice/7.3.7.2$Linux_X86_64 LibreOffice_project/30$Build-2</meta:generator>
    <dc:date>2024-08-07T10:21:03.552318345</dc:date>
    <meta:editing-duration>PT1M27S</meta:editing-duration>
    <meta:editing-cycles>1</meta:editing-cycles>
    <meta:document-statistic meta:table-count="0" meta:image-count="0" meta:object-count="0" meta:page-count="1" meta:paragraph-count="10" meta:word-count="174" meta:character-count="1526" meta:non-whitespace-character-count="1354"/>
  </office:meta>
</office:document-meta>
</file>